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f7a89" officeooo:paragraph-rsid="001f7a89"/>
    </style:style>
    <style:style style:name="P2" style:family="paragraph" style:parent-style-name="Standard">
      <style:paragraph-properties fo:text-align="center" style:justify-single-word="false"/>
      <style:text-properties officeooo:rsid="001f7a89" officeooo:paragraph-rsid="001f7a89"/>
    </style:style>
    <style:style style:name="P3" style:family="paragraph" style:parent-style-name="Standard">
      <style:paragraph-properties fo:text-align="justify" style:justify-single-word="false"/>
      <style:text-properties fo:font-style="normal" style:text-underline-style="none" officeooo:rsid="000f104b" officeooo:paragraph-rsid="001f7a89" style:font-style-asian="normal" style:font-style-complex="normal"/>
    </style:style>
    <style:style style:name="P4" style:family="paragraph" style:parent-style-name="Standard">
      <style:paragraph-properties fo:text-align="justify" style:justify-single-word="false"/>
      <style:text-properties fo:font-style="normal" style:text-underline-style="none" officeooo:rsid="000a1711" officeooo:paragraph-rsid="001f7a89" style:font-style-asian="normal" style:font-style-complex="normal"/>
    </style:style>
    <style:style style:name="P5" style:family="paragraph" style:parent-style-name="Standard">
      <style:paragraph-properties fo:text-align="justify" style:justify-single-word="false"/>
      <style:text-properties fo:font-style="normal" style:text-underline-style="solid" style:text-underline-width="auto" style:text-underline-color="font-color" fo:font-weight="bold" officeooo:paragraph-rsid="001f7a89"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officeooo:rsid="000f104b" officeooo:paragraph-rsid="001f7a89"/>
    </style:style>
    <style:style style:name="P7" style:family="paragraph" style:parent-style-name="Standard">
      <style:paragraph-properties fo:text-align="justify" style:justify-single-word="false"/>
      <style:text-properties officeooo:rsid="000e4176" officeooo:paragraph-rsid="001f7a89"/>
    </style:style>
    <style:style style:name="P8" style:family="paragraph" style:parent-style-name="Standard">
      <style:paragraph-properties fo:text-align="justify" style:justify-single-word="false"/>
      <style:text-properties fo:font-style="italic" style:text-underline-style="solid" style:text-underline-width="auto" style:text-underline-color="font-color" officeooo:rsid="000f104b" officeooo:paragraph-rsid="001f7a89" style:font-style-asian="italic" style:font-style-complex="italic"/>
    </style:style>
    <style:style style:name="P9" style:family="paragraph" style:parent-style-name="Standard">
      <style:paragraph-properties fo:text-align="justify" style:justify-single-word="false"/>
      <style:text-properties fo:font-weight="bold" officeooo:rsid="00103728" officeooo:paragraph-rsid="001f7a89" style:font-weight-asian="bold" style:font-weight-complex="bold"/>
    </style:style>
    <style:style style:name="P10" style:family="paragraph" style:parent-style-name="Standard">
      <style:paragraph-properties fo:text-align="justify" style:justify-single-word="false"/>
      <style:text-properties fo:font-weight="bold" officeooo:rsid="000a1711" officeooo:paragraph-rsid="001f7a89" style:font-weight-asian="bold" style:font-weight-complex="bold"/>
    </style:style>
    <style:style style:name="P11" style:family="paragraph" style:parent-style-name="Standard">
      <style:paragraph-properties fo:text-align="justify" style:justify-single-word="false"/>
      <style:text-properties fo:font-weight="bold" officeooo:rsid="001f7a89" officeooo:paragraph-rsid="001f7a89" style:font-weight-asian="bold" style:font-weight-complex="bold"/>
    </style:style>
    <style:style style:name="P12" style:family="paragraph" style:parent-style-name="Standard">
      <style:paragraph-properties fo:text-align="justify" style:justify-single-word="false"/>
      <style:text-properties fo:font-weight="bold" officeooo:paragraph-rsid="001f7a89" style:font-weight-asian="bold" style:font-weight-complex="bold"/>
    </style:style>
    <style:style style:name="P13" style:family="paragraph" style:parent-style-name="Standard">
      <style:paragraph-properties fo:text-align="justify" style:justify-single-word="false"/>
      <style:text-properties fo:font-weight="normal" officeooo:rsid="00122b8a" officeooo:paragraph-rsid="001f7a89" style:font-weight-asian="normal" style:font-weight-complex="normal"/>
    </style:style>
    <style:style style:name="P14" style:family="paragraph" style:parent-style-name="Standard">
      <style:paragraph-properties fo:text-align="justify" style:justify-single-word="false"/>
      <style:text-properties fo:font-weight="normal" officeooo:rsid="000a1711" officeooo:paragraph-rsid="001f7a89" style:font-weight-asian="normal" style:font-weight-complex="normal"/>
    </style:style>
    <style:style style:name="P15" style:family="paragraph" style:parent-style-name="Standard">
      <style:paragraph-properties fo:text-align="justify" style:justify-single-word="false"/>
      <style:text-properties fo:font-weight="normal" officeooo:rsid="000aa8e2" officeooo:paragraph-rsid="001f7a89" style:font-weight-asian="normal" style:font-weight-complex="normal"/>
    </style:style>
    <style:style style:name="P16" style:family="paragraph" style:parent-style-name="Standard">
      <style:paragraph-properties fo:text-align="justify" style:justify-single-word="false"/>
      <style:text-properties style:text-position="0% 100%" fo:font-style="normal" style:text-underline-style="none" fo:font-weight="normal" officeooo:rsid="000a1711" officeooo:paragraph-rsid="001f7a89" style:font-style-asian="normal" style:font-weight-asian="normal" style:font-style-complex="normal" style:font-weight-complex="normal"/>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01f7a89" officeooo:paragraph-rsid="001f7a89" style:font-weight-asian="bold" style:font-weight-complex="bold"/>
    </style:style>
    <style:style style:name="P18" style:family="paragraph" style:parent-style-name="Standard">
      <style:paragraph-properties fo:text-align="justify" style:justify-single-word="false"/>
      <style:text-properties officeooo:paragraph-rsid="001f7a89"/>
    </style:style>
    <style:style style:name="P19" style:family="paragraph" style:parent-style-name="Standard" style:list-style-name="L1">
      <style:paragraph-properties fo:text-align="justify" style:justify-single-word="false"/>
      <style:text-properties fo:font-size="12pt" style:text-underline-style="none" fo:font-weight="bold" officeooo:rsid="0020c9bb" officeooo:paragraph-rsid="001f92d1"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none" fo:font-weight="bold" officeooo:rsid="0020c9bb" officeooo:paragraph-rsid="001f92d1"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none" fo:font-weight="bold" officeooo:rsid="0020c9bb" officeooo:paragraph-rsid="00208af1" style:font-size-asian="10.5pt" style:font-weight-asian="bold" style:font-size-complex="12pt" style:font-weight-complex="bold"/>
    </style:style>
    <style:style style:name="P22" style:family="paragraph" style:parent-style-name="Standard" style:list-style-name="L1">
      <style:paragraph-properties fo:text-align="justify" style:justify-single-word="false"/>
      <style:text-properties fo:font-size="12pt" style:text-underline-style="none" fo:font-weight="bold" officeooo:rsid="000c3ce1" officeooo:paragraph-rsid="001f92d1" style:font-size-asian="10.5pt" style:font-weight-asian="bold" style:font-size-complex="12pt" style:font-weight-complex="bold"/>
    </style:style>
    <style:style style:name="P23" style:family="paragraph" style:parent-style-name="Standard" style:list-style-name="L1">
      <style:paragraph-properties fo:text-align="justify" style:justify-single-word="false"/>
      <style:text-properties fo:font-size="12pt" style:text-underline-style="none" fo:font-weight="bold" officeooo:rsid="001f0416" officeooo:paragraph-rsid="001f92d1" style:font-size-asian="10.5pt" style:font-weight-asian="bold" style:font-size-complex="12pt" style:font-weight-complex="bold"/>
    </style:style>
    <style:style style:name="P24" style:family="paragraph" style:parent-style-name="Standard" style:list-style-name="L1">
      <style:paragraph-properties fo:text-align="justify" style:justify-single-word="false"/>
      <style:text-properties fo:font-size="12pt" style:text-underline-style="none" fo:font-weight="bold" officeooo:rsid="001fa81d" officeooo:paragraph-rsid="001f92d1" style:font-size-asian="10.5pt" style:font-weight-asian="bold" style:font-size-complex="12pt" style:font-weight-complex="bold"/>
    </style:style>
    <style:style style:name="P25" style:family="paragraph" style:parent-style-name="Standard" style:list-style-name="L1">
      <style:paragraph-properties fo:text-align="justify" style:justify-single-word="false"/>
      <style:text-properties fo:font-size="12pt" style:text-underline-style="none" fo:font-weight="bold" officeooo:rsid="001fb75a" officeooo:paragraph-rsid="001f92d1" style:font-size-asian="10.5pt" style:font-weight-asian="bold" style:font-size-complex="12pt" style:font-weight-complex="bold"/>
    </style:style>
    <style:style style:name="P26" style:family="paragraph" style:parent-style-name="Standard">
      <style:paragraph-properties fo:text-align="justify" style:justify-single-word="false"/>
      <style:text-properties fo:font-size="12pt" style:text-underline-style="none" fo:font-weight="normal" officeooo:rsid="000cdd47" officeooo:paragraph-rsid="001f92d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1f0416" officeooo:paragraph-rsid="001f92d1"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1fb75a" officeooo:paragraph-rsid="001f92d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20c9bb" officeooo:paragraph-rsid="001f92d1"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20c9bb" officeooo:paragraph-rsid="00208af1"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2352c8" officeooo:paragraph-rsid="001f92d1" style:font-size-asian="10.5pt" style:font-weight-asian="normal" style:font-size-complex="12pt" style:font-weight-complex="normal"/>
    </style:style>
    <style:style style:name="P32" style:family="paragraph" style:parent-style-name="Standard" style:list-style-name="L11">
      <style:paragraph-properties fo:text-align="justify" style:justify-single-word="false"/>
      <style:text-properties fo:font-size="12pt" fo:font-style="italic" style:text-underline-style="none" fo:font-weight="normal" officeooo:rsid="000cdd47" officeooo:paragraph-rsid="001f92d1"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style:text-underline-style="none" fo:font-weight="normal" officeooo:rsid="000cdd47" officeooo:paragraph-rsid="001f92d1" style:font-size-asian="10.5pt" style:font-style-asian="italic" style:font-weight-asian="normal" style:font-size-complex="12pt" style:font-style-complex="italic" style:font-weight-complex="normal"/>
    </style:style>
    <style:style style:name="P34" style:family="paragraph" style:parent-style-name="Standard" style:list-style-name="L11">
      <style:paragraph-properties fo:text-align="justify" style:justify-single-word="false"/>
      <style:text-properties fo:font-size="12pt" fo:font-style="italic" style:text-underline-style="none" fo:font-weight="normal" officeooo:rsid="001f0416" officeooo:paragraph-rsid="001f92d1" style:font-size-asian="10.5pt" style:font-style-asian="italic" style:font-weight-asian="normal" style:font-size-complex="12pt" style:font-style-complex="italic" style:font-weight-complex="normal"/>
    </style:style>
    <style:style style:name="P35" style:family="paragraph" style:parent-style-name="Standard" style:list-style-name="L12">
      <style:paragraph-properties fo:text-align="justify" style:justify-single-word="false"/>
      <style:text-properties fo:font-size="12pt" fo:font-style="italic" style:text-underline-style="none" fo:font-weight="normal" officeooo:rsid="001f0416" officeooo:paragraph-rsid="001f92d1"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italic" style:text-underline-style="none" fo:font-weight="normal" officeooo:rsid="001fa81d" officeooo:paragraph-rsid="001f92d1" style:font-size-asian="10.5pt" style:font-style-asian="italic" style:font-weight-asian="normal" style:font-size-complex="12pt" style:font-style-complex="italic" style:font-weight-complex="normal"/>
    </style:style>
    <style:style style:name="P37" style:family="paragraph" style:parent-style-name="Standard" style:list-style-name="L13">
      <style:paragraph-properties fo:text-align="justify" style:justify-single-word="false"/>
      <style:text-properties fo:font-size="12pt" fo:font-style="italic" style:text-underline-style="none" fo:font-weight="normal" officeooo:rsid="001fb75a" officeooo:paragraph-rsid="001f92d1" style:font-size-asian="10.5pt" style:font-style-asian="italic" style:font-weight-asian="normal" style:font-size-complex="12pt" style:font-style-complex="italic" style:font-weight-complex="normal"/>
    </style:style>
    <style:style style:name="P38" style:family="paragraph" style:parent-style-name="Standard" style:list-style-name="L14">
      <style:paragraph-properties fo:text-align="justify" style:justify-single-word="false"/>
      <style:text-properties fo:font-size="12pt" fo:font-style="italic" style:text-underline-style="none" fo:font-weight="normal" officeooo:rsid="001fb75a" officeooo:paragraph-rsid="001f92d1" style:font-size-asian="10.5pt" style:font-style-asian="italic" style:font-weight-asian="normal" style:font-size-complex="12pt" style:font-style-complex="italic" style:font-weight-complex="normal"/>
    </style:style>
    <style:style style:name="P39" style:family="paragraph" style:parent-style-name="Standard" style:list-style-name="L15">
      <style:paragraph-properties fo:text-align="justify" style:justify-single-word="false"/>
      <style:text-properties fo:font-size="12pt" fo:font-style="italic" style:text-underline-style="none" fo:font-weight="normal" officeooo:rsid="0020c9bb" officeooo:paragraph-rsid="001f92d1" style:font-size-asian="10.5pt" style:font-style-asian="italic" style:font-weight-asian="normal" style:font-size-complex="12pt" style:font-style-complex="italic" style:font-weight-complex="normal"/>
    </style:style>
    <style:style style:name="P40" style:family="paragraph" style:parent-style-name="Standard" style:list-style-name="L16">
      <style:paragraph-properties fo:text-align="justify" style:justify-single-word="false"/>
      <style:text-properties fo:font-size="12pt" fo:font-style="italic" style:text-underline-style="none" fo:font-weight="normal" officeooo:rsid="0020c9bb" officeooo:paragraph-rsid="001f92d1" style:font-size-asian="10.5pt" style:font-style-asian="italic" style:font-weight-asian="normal" style:font-size-complex="12pt" style:font-style-complex="italic" style:font-weight-complex="normal"/>
    </style:style>
    <style:style style:name="P41" style:family="paragraph" style:parent-style-name="Standard" style:list-style-name="L17">
      <style:paragraph-properties fo:text-align="justify" style:justify-single-word="false"/>
      <style:text-properties fo:font-size="12pt" fo:font-style="italic" style:text-underline-style="none" fo:font-weight="normal" officeooo:rsid="0020c9bb" officeooo:paragraph-rsid="001f92d1" style:font-size-asian="10.5pt" style:font-style-asian="italic" style:font-weight-asian="normal" style:font-size-complex="12pt" style:font-style-complex="italic" style:font-weight-complex="normal"/>
    </style:style>
    <style:style style:name="P42" style:family="paragraph" style:parent-style-name="Standard" style:list-style-name="L18">
      <style:paragraph-properties fo:text-align="justify" style:justify-single-word="false"/>
      <style:text-properties fo:font-size="12pt" fo:font-style="italic" style:text-underline-style="none" fo:font-weight="normal" officeooo:rsid="002352c8" officeooo:paragraph-rsid="001f92d1" style:font-size-asian="10.5pt" style:font-style-asian="italic" style:font-weight-asian="normal" style:font-size-complex="12pt" style:font-style-complex="italic" style:font-weight-complex="normal"/>
    </style:style>
    <style:style style:name="P43" style:family="paragraph" style:parent-style-name="Standard" style:list-style-name="L20">
      <style:paragraph-properties fo:text-align="justify" style:justify-single-word="false"/>
      <style:text-properties fo:font-size="12pt" fo:font-style="italic" style:text-underline-style="none" fo:font-weight="normal" officeooo:rsid="002352c8" officeooo:paragraph-rsid="001f92d1" style:font-size-asian="10.5pt" style:font-style-asian="italic" style:font-weight-asian="normal" style:font-size-complex="12pt" style:font-style-complex="italic" style:font-weight-complex="normal"/>
    </style:style>
    <style:style style:name="P44"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0416" officeooo:paragraph-rsid="001f92d1" style:font-size-asian="10.5pt" style:font-style-asian="italic" style:font-weight-asian="normal" style:font-size-complex="12pt" style:font-style-complex="italic" style:font-weight-complex="normal"/>
    </style:style>
    <style:style style:name="P45" style:family="paragraph" style:parent-style-name="Standard">
      <style:paragraph-properties fo:text-align="justify" style:justify-single-word="false"/>
      <style:text-properties fo:font-size="12pt" fo:font-style="italic" style:text-underline-style="solid" style:text-underline-width="auto" style:text-underline-color="font-color" fo:font-weight="normal" officeooo:rsid="001fb75a" officeooo:paragraph-rsid="001f92d1"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fo:font-size="12pt" fo:font-style="normal" style:text-underline-style="none" fo:font-weight="normal" officeooo:rsid="001f0416" officeooo:paragraph-rsid="001f92d1" style:font-size-asian="10.5pt" style:font-style-asian="normal" style:font-weight-asian="normal" style:font-size-complex="12pt" style:font-style-complex="normal" style:font-weight-complex="normal"/>
    </style:style>
    <style:style style:name="P47" style:family="paragraph" style:parent-style-name="Standard" style:list-style-name="L11">
      <style:paragraph-properties fo:text-align="justify" style:justify-single-word="false"/>
      <style:text-properties fo:font-size="12pt" fo:font-style="normal" style:text-underline-style="none" fo:font-weight="normal" officeooo:rsid="001f0416" officeooo:paragraph-rsid="001f92d1"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fo:font-size="12pt" fo:font-style="normal" style:text-underline-style="none" fo:font-weight="normal" officeooo:rsid="001fa81d" officeooo:paragraph-rsid="001f92d1"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fo:font-size="12pt" fo:font-style="normal" style:text-underline-style="none" fo:font-weight="normal" officeooo:rsid="001fb75a" officeooo:paragraph-rsid="001f92d1"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fo:font-size="12pt" fo:font-style="normal" style:text-underline-style="none" fo:font-weight="normal" officeooo:rsid="0020c9bb" officeooo:paragraph-rsid="001f92d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12pt" fo:font-style="normal" style:text-underline-style="none" fo:font-weight="normal" officeooo:rsid="0020c9bb" officeooo:paragraph-rsid="00208af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fo:font-size="12pt" fo:font-style="normal" style:text-underline-style="none" fo:font-weight="normal" officeooo:rsid="002352c8" officeooo:paragraph-rsid="001f92d1"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text-align="justify" style:justify-single-word="false" fo:text-indent="0in" style:auto-text-indent="false"/>
      <style:text-properties fo:font-size="12pt" style:text-underline-style="solid" style:text-underline-width="auto" style:text-underline-color="font-color" fo:font-weight="bold" officeooo:rsid="000c3ce1" officeooo:paragraph-rsid="001f92d1" style:font-size-asian="10.5pt" style:font-weight-asian="bold" style:font-size-complex="12pt" style:font-weight-complex="bold"/>
    </style:style>
    <style:style style:name="T1" style:family="text">
      <style:text-properties officeooo:rsid="001f7a89"/>
    </style:style>
    <style:style style:name="T2" style:family="text">
      <style:text-properties fo:font-weight="bold" style:font-weight-asian="bold"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0114318" style:font-style-asian="normal" style:font-style-complex="normal"/>
    </style:style>
    <style:style style:name="T5" style:family="text">
      <style:text-properties fo:font-style="normal" style:text-underline-style="none" officeooo:rsid="001fa81d"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1f0416" style:font-style-asian="normal" style:font-style-complex="normal"/>
    </style:style>
    <style:style style:name="T8" style:family="text">
      <style:text-properties officeooo:rsid="0016d6e1"/>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officeooo:rsid="0017e509"/>
    </style:style>
    <style:style style:name="T12" style:family="text">
      <style:text-properties style:text-position="0% 100%"/>
    </style:style>
    <style:style style:name="T13" style:family="text">
      <style:text-properties style:text-position="0% 100%" fo:font-style="italic" style:font-style-asian="italic" style:font-style-complex="italic"/>
    </style:style>
    <style:style style:name="T14" style:family="text">
      <style:text-properties style:text-position="0% 100%" fo:font-style="italic" style:text-underline-style="none" style:font-style-asian="italic" style:font-style-complex="italic"/>
    </style:style>
    <style:style style:name="T15" style:family="text">
      <style:text-properties style:text-position="0% 100%" fo:font-weight="bold" style:font-weight-asian="bold" style:font-weight-complex="bold"/>
    </style:style>
    <style:style style:name="T16" style:family="text">
      <style:text-properties style:text-position="sub 58%" fo:font-style="italic" style:font-style-asian="italic" style:font-style-complex="italic"/>
    </style:style>
    <style:style style:name="T17" style:family="text">
      <style:text-properties officeooo:rsid="001ae057"/>
    </style:style>
    <style:style style:name="T18" style:family="text">
      <style:text-properties officeooo:rsid="000cdd47"/>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1fa81d"/>
    </style:style>
    <style:style style:name="T22" style:family="text">
      <style:text-properties officeooo:rsid="001fb75a"/>
    </style:style>
    <style:style style:name="T23" style:family="text">
      <style:text-properties officeooo:rsid="00208af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iterature Survey</text:p>
      <text:p text:style-name="P21"/>
      <text:p text:style-name="P30">In the past few years sentiment analysis has seen a drastic improvement especially regarding the efficiency and accuracy of the regression models that built to classify text.<text:line-break/>Sentiment analysis can be defined as the use natural language processing, text analysis and computational linguistics to differentiate and extract subjective information and hence classify them appropriately.<text:line-break/><text:line-break/>The genesis of social media such as blogs and social networks has <text:span text:style-name="T23">fuelled</text:span> interest in sentiment analysis. With the proliferation of reviews, ratings, recommendations and other forms of online expression, online opinion is playing a vital role for businesses looking to market their products, identify new opportunities and manage their reputations. Some of the advantages of sentiment analysis include filtering out the noise, understanding the conversations, identifying the relevant content and actioning on the content appropriately. With these puissant features, sentiment analysis proves to be an attractive technique in the social as well as the business world.<text:line-break/><text:line-break/>With the advancements of technology in today's world, social media is used by most of the people to express how they fell about something. Be it the review of a movie or how good the food was at a restaurant, people now have the freedom to convey their opinions at a platform where everyone can see it. This makes social media one of the best source of input to classify public opinion by using effective techniques of sentiment analysis.</text:p>
      <text:p text:style-name="P30"><text:line-break/><text:span text:style-name="T20">Applications</text:span><text:line-break/><text:line-break/>Sentiment analysis being a diverse concept has applications in a variety of domains. Some of the domains include business intelligence, analysis of text , social media monitoring etc.<text:line-break/>Sentiment Analysis being an ongoing field of research in text mining field also assists in the computational treatment of opinions, sentiments and subjectivity of text. The applications of sentiment analysis can be broadly classified as follows:</text:p>
      <text:p text:style-name="P30"><text:line-break/><text:span text:style-name="T2">Review related websites</text:span></text:p>
      <text:p text:style-name="P30"><text:line-break/>The feature of reviews and feedbacks is a common occurrence in today's websites. These include movie reviews; feedbacks on political issues, product reviews etc. Sentiment analysis can help by extracting sentiments about a particular issue from these websites, hence providing a consolidated and a succinct feedback about the particular topic. Effective classification of user feedbacks can help not just the users but also the vendors who can address the issues that negative feedbacks produce.<text:line-break/><text:line-break/>Automatic summari<text:span text:style-name="T23">z</text:span>ation of reviews is another application of sentiment analysis. Automatic summari<text:span text:style-name="T23">z</text:span>ation gives a concise summary of an entire set of reviews about a particular topic and classifies the entire set of reviews and gives information about its polarity ie. positive or negative. Automatic sentiment classifiers can help us rectify the biased user rating issue by identifying sentiments corresponding to a particular product.</text:p>
      <text:p text:style-name="P30"><text:line-break/><text:span text:style-name="T2">Business intelligence</text:span></text:p>
      <text:p text:style-name="P51"><text:line-break/>Nowadays in most of the e-Commerce <text:span text:style-name="T23">websites, it</text:span> has been observed that people always make sure to read the reviews of the product before they buy it. These user reviews can either make the product really successful or utterly disastrous. This shows the significance of sentiment analysis in the field of business intelligence as producers of the product can take the user feedbacks and improve on their product.</text:p>
      <text:p text:style-name="P51"><text:soft-page-break/>Trend prediction is again that sentiment analysis find its use in. Social networking websites and other e-commerce websites use this to track public opinion and show visual analysis the changing trends and hence predict the trend for the future.</text:p>
      <text:p text:style-name="P51"><text:line-break/><text:line-break/><text:span text:style-name="T2">Smart homes</text:span></text:p>
      <text:p text:style-name="P51"><text:line-break/>With the ever evolving technology, most of the products we used to use have become a smart product with features like predictive analysis. Smart home - a home equipped with lighting, heating, and electronic devices that can be controlled remotely by <text:span text:style-name="T23">smart phone</text:span> or computer though is supposed to be a technology of the future, but the day when people start living in smart homes would be sooner than we think. Sentiment analysis plays a huge role in building a smart home. An example its application would be playing soothing and comforting music when the owner of the house is going through a bad phase.</text:p>
      <text:p text:style-name="P51"><text:line-break/><text:span text:style-name="T2">Other Domains</text:span></text:p>
      <text:p text:style-name="P51"><text:line-break/>So far we have mentioned only applications that are limited to a business setting. But, Sentiment Analysis finds its applications in other fields as well. Studies in sociology and other fields have been aided by Sentiment Analysis systems that show trends in human emotions especially on social networks. </text:p>
      <text:p text:style-name="P51"/>
      <text:p text:style-name="P51"/>
      <text:p text:style-name="P5">Motivation</text:p>
      <text:p text:style-name="P5"/>
      <text:p text:style-name="P18">With the advancement in the field of machine learning and text analysis, sentiment analysis has seen many innovative approaches towards building an efficient model in the recent past.</text:p>
      <text:p text:style-name="P18">With the diverse nature of machine learning and the plethora of interesting concepts text analysis has to offer it was not difficult to engage ourselves in our project regarding social and political event <text:span text:style-name="T17">analysis</text:span>. </text:p>
      <text:p text:style-name="P18">The primary source of motivation regarding our project was the lack of an open source sentiment <text:span text:style-name="T1">analyser</text:span> which could efficient <text:span text:style-name="T1">analyse</text:span> any social or a political event.</text:p>
      <text:p text:style-name="P18">Consider the example of the recently held big billion day by <text:span text:style-name="T1">F</text:span>lipkart. </text:p>
      <text:p text:style-name="P18">A detailed numerical as well as graphical analysis of the public opinion based on social media sentiment analysis would result in an efficient tool not just for the consumers who would like to know whether the big billion day was a success or a failure, but it would also give a chance to the producers of the event who can rectify their mistakes in future in case the event fails to grab attention.</text:p>
      <text:p text:style-name="P18">Since this project is not just limited to social events, politicians can also benefit from this by <text:span text:style-name="T1">analysing</text:span> the public opinion of their posts in social media. This project mainly has three perspectives namely social perspective, political perspective and the perspective of the organizers of an event.</text:p>
      <text:p text:style-name="P18"/>
      <text:p text:style-name="P12">Social perspective</text:p>
      <text:p text:style-name="P18">The social perspective comprises of the day to day working class who are enthusiastic about the success or the failure of a social event or a political event. Being the source of information for text analysis and classification, the society plays a very important role in determining the fate of a social or a political event. In depth analysis of the public opinions in the social media can give us an insight about how the society received a particular event.</text:p>
      <text:p text:style-name="P18"/>
      <text:p text:style-name="P12"><text:span text:style-name="T1">Organization</text:span> perspective</text:p>
      <text:p text:style-name="P18">The <text:span text:style-name="T1">organization</text:span> perspective mainly consists of the entity that organizes the event. As mentioned in <text:soft-page-break/>the example above, Flipkart would be very much interested in how the public has received the 'big billion day' sale. Comprehensive analysis about the sales of the products, highlight of the sale and the low point of the sale are some valuable information that the project will offer.</text:p>
      <text:p text:style-name="P18"/>
      <text:p text:style-name="P12">Political perspective</text:p>
      <text:p text:style-name="P18">One thing that every politician tries to refrain from doing is commit mistakes especially in social media that can dampen their image as a public figure. The political perspective consists of the politicians who can gain comprehensive cognition about the public opinion for their social media posts. They can learn from their previous mistakes as well as learn from the mistakes of their fellow politicians if any of their social media posts were not well received by the public.</text:p>
      <text:p text:style-name="P17"/>
      <text:p text:style-name="P17"/>
      <text:p text:style-name="P17">Supervised Learning Techniques</text:p>
      <text:p text:style-name="P1"/>
      <text:p text:style-name="P6"><text:span text:style-name="T2">Classification using Maximum Entropy</text:span></text:p>
      <text:p text:style-name="P7"/>
      <text:p text:style-name="P8">Principle of Maximum Entropy<text:span text:style-name="T3"> – <text:s/>Consider the testable information about a probability distribution function. Examine all the probability distribution that would satisfy the testable information. Of those examined distributions, the one with maximum entropy is the proper distribution.</text:span></text:p>
      <text:p text:style-name="P8"/>
      <text:p text:style-name="P8">Entropy<text:span text:style-name="T3"> – </text:span><text:span text:style-name="T4">Entropy is the as the negative of the logarithm of the probability distribution.</text:span></text:p>
      <text:p text:style-name="P3"/>
      <text:p text:style-name="P3">The Maximum Entropy is based on the principle of maximum entropy and of all the models that fits our training data it selects the one with the largest entropy.</text:p>
      <text:p text:style-name="P3">Maximum Entropy model does not assume that the features are conditionally independent of each other and is normally used to solve many text classification problems such as language detection during translation.</text:p>
      <text:p text:style-name="P3"/>
      <text:p text:style-name="P6"/>
      <text:p text:style-name="P9">Support Vector Machines (SVM)</text:p>
      <text:p text:style-name="P9"/>
      <text:p text:style-name="P13">They are often called the large margin classifiers because, given a set of training data such that each point is marked belonging to one of the two possible categories, an SVM algorithm builds a model such that it assigns its own new examples into one category so as separate the categories by a clear gap that is as wide as possible.</text:p>
      <text:p text:style-name="P13"/>
      <text:p text:style-name="P13">By separating classes during the training <text:span text:style-name="T8">stage</text:span> with the examples generated on its own, we can obtain much higher accuracy during the testing stage.</text:p>
      <text:p text:style-name="P13">However, SVM is only restricted to classifying binary problems but we can still classify multiple class problems by dividing the problem recursively into binary problems.</text:p>
      <text:p text:style-name="P4"/>
      <text:p text:style-name="P4"/>
      <text:p text:style-name="P10">Naïve-Bayes Classiﬁcation</text:p>
      <text:p text:style-name="P10"/>
      <text:p text:style-name="P14">The Naive-Bayes classification model is a learning model that uses Bayes <text:span text:style-name="T11">Theorem</text:span> in its underlying working. Hence it is very simple, easy to understand and to implement. Naive Bayes classifiers are highly scalable, requiring a number of parameters linear in the number of variables (features/predictors) in a learning problem. </text:p>
      <text:p text:style-name="P14"><text:span text:style-name="T12">Assumption → Each feature is conditionally independent of the remaining.</text:span></text:p>
      <text:p text:style-name="P14"><text:span text:style-name="T12"/></text:p>
      <text:p text:style-name="P15">For textual based classification we split the document into bag-of-words and then consider them independently.</text:p>
      <text:p text:style-name="P14"><text:soft-page-break/>Let <text:span text:style-name="T9">x = (x</text:span><text:span text:style-name="T16">1</text:span><text:span text:style-name="T13">, x</text:span><text:span text:style-name="T16">2</text:span><text:span text:style-name="T13">, ….., x</text:span><text:span text:style-name="T16">n</text:span><text:span text:style-name="T13">)</text:span><text:span text:style-name="T15"> </text:span><text:span text:style-name="T12"><text:s/>be n features of an </text:span><text:span text:style-name="T14">independent variable x</text:span><text:span text:style-name="T12">.</text:span></text:p>
      <text:p text:style-name="P16">We try to classify for each given input into <text:span text:style-name="T9">k possible outcomes</text:span>.</text:p>
      <text:p text:style-name="P16"/>
      <text:p text:style-name="P1"/>
      <text:p text:style-name="P17">Types of Sentiment Analysis</text:p>
      <text:p text:style-name="P1"/>
      <text:p text:style-name="P11">1. Document Level Analysis</text:p>
      <text:p text:style-name="P1">The basic information unit is a single document of opinionated text. In this classification, a single review about a particular topic is taken into consideration. But in the case of forums or blogs, comparative sentences and other complex sentence structures may appear. Customers may compare one commodity with another that has similar characteristics and therefore this is not significant in forums and blogs. The challenge here is that all the sentence in a document may not express relevant opinion about a subject. Therefore subjectivity/objectivity classification is crucial in this classification. The irrelevant sentences must be eradicated and significance should be given to more important information. Supervised and unsupervised learning methods can be useful in document level classification. Supervised learning algorithms such as naïve Bayesian, Support Vector Machine, can be used to train the model. The features that can be used for the machine learning are term frequency, adjectives from Part of speech tagging, Opinion words and phrases, negations, dependencies etc. Labelling the polarities of the document manually is time consuming and hence the user rating that is available can be used here. Unsupervised learning can be performed by extracting the opinion words inside a particular document. <text:s/>Hence the document level sentiment classification has its own strengths and shortcomings. The strength would be that we get an overall polarity of opinion text about a particular subject from a document. The shortcoming is that various emotions about different features of a product can not be fetched independently.</text:p>
      <text:p text:style-name="P1"/>
      <text:p text:style-name="P11">2. Sentence Level Analysis</text:p>
      <text:p text:style-name="P1">In the sentence level sentiment analysis, sentence polarity calculated. A <text:s/>similar approach can be used here as the document level analysis. Objective and subjective sentences must be classified efficiently. The subjective sentences contain sentiment words which help in determining the opinion about the entity after which the polarity classification is done into positive and negative classes. In case of simple sentences, a single sentence bears a single opinion about an entity. But an opinionated text might also contain complex sentence structures. In such cases, sentence level sentiment classification is not desirable. Knowing that a sentence is positive or negative is<text:line-break/>of less significance than knowing the sentiment of a particular feature of a product. The advantage of sentence level analysis lies in the way subjective or objective opinion are classified.</text:p>
      <text:p text:style-name="P1"/>
      <text:p text:style-name="P11">3. Phrase Level Analysis</text:p>
      <text:p text:style-name="P1">The phrase level sentiment classification is a lot more specific approach towards opinion mining. The phrases containing the opinion words are searched for and a phrase level classification is done. This can be a boon or a bane. In some cases, the exact opinion about a subject can be correctly extracted. But in other cases, where the context also plays an important role, the result may not be fully accurate. Negation of words can occur locally. In such instances, this level of sentiment analysis is good enough. But phrase level analysis is not desirable <text:s/>if there are sentences with<text:line-break/>negating words which are far apart from the opinion words. Also long range dependencies are not considered here. The words that appear very near to each other are considered to be in a phrase.<text:line-break/>It terms a sentence as objective if there are no strong subjective clues in the current sentence, there is at most one strong subjective clue in the previous and next sentence combined, and at most 2 weak subjective clues in the current, previous, and next sentence combined classifiers.<text:line-break/>They use Subjective Precision, Subjective Recall, Subjective F measure, Objective Precision, Objective Recall and Objective F measure for the evaluation. They also implement a self training procedure for the system.</text:p>
      <text:p text:style-name="P1"/>
      <text:p text:style-name="P53"><text:soft-page-break/>Challenges</text:p>
      <text:p text:style-name="P53"/>
      <text:list xml:id="list6609759095875328666" text:style-name="L1">
        <text:list-item>
          <text:p text:style-name="P22">Sarcasm/ <text:span text:style-name="T18">Implicit </text:span></text:p>
        </text:list-item>
      </text:list>
      <text:p text:style-name="P33"><text:span text:style-name="T19">Sarcasm</text:span> – <text:span text:style-name="T6">It is a technique where the speaker/</text:span><text:span text:style-name="T7">author</text:span><text:span text:style-name="T6"> wants to have a concealed meaning </text:span><text:span text:style-name="T7">by using words that mean the opposite having an intention of insulting someone or something, showing frustration or irritation or to be funny.</text:span></text:p>
      <text:p text:style-name="P46">A sentence may have an implicit sentiment even without the presence of any sentiment bearing words. In most of the cases, sarcastic sentences use positive words yet are intend to express a negative opinion.</text:p>
      <text:p text:style-name="P46"/>
      <text:p text:style-name="P46"><text:s/>Consider the following examples. </text:p>
      <text:p text:style-name="P26"/>
      <text:list xml:id="list1035780770706163771" text:style-name="L11">
        <text:list-item>
          <text:p text:style-name="P32">How can anyone sit through this movie? </text:p>
        </text:list-item>
        <text:list-item>
          <text:p text:style-name="P34">My hostel WiFi speed clearly has to be fastest in the world.</text:p>
          <text:p text:style-name="P47"/>
        </text:list-item>
      </text:list>
      <text:p text:style-name="P46">The examples do not have any explicit words that carry negative sentiment but yet clearly they are written in a negative context.</text:p>
      <text:p text:style-name="P46"/>
      <text:list xml:id="list200925803991349" text:continue-list="list6609759095875328666" text:style-name="L1">
        <text:list-item>
          <text:p text:style-name="P23">Context or Domain Dependence</text:p>
        </text:list-item>
      </text:list>
      <text:p text:style-name="P44">Domain<text:span text:style-name="T3"> – </text:span><text:span text:style-name="T5">A field of action, thought, influence, feature.</text:span></text:p>
      <text:p text:style-name="P44"><text:span text:style-name="T21">Context</text:span><text:span text:style-name="T5"> – Set of circumstances or facts that surround a particular event, situation.</text:span></text:p>
      <text:p text:style-name="P46"/>
      <text:p text:style-name="P46">A sentiment classifier that is trained to classify <text:span text:style-name="T21">opinion in one domain may produce totally wretched results when the same classifier is used in other domain.</text:span></text:p>
      <text:p text:style-name="P46"/>
      <text:p text:style-name="P48">Consider the following examples.</text:p>
      <text:p text:style-name="P48"/>
      <text:list xml:id="list1935307630689550406" text:style-name="L12">
        <text:list-item>
          <text:p text:style-name="P35">The story of the movie was really unpredictable.</text:p>
        </text:list-item>
        <text:list-item>
          <text:p text:style-name="P35">Actions of my <text:span text:style-name="T21">MLA are totally unpredictable.</text:span></text:p>
          <text:p text:style-name="P35"/>
        </text:list-item>
      </text:list>
      <text:p text:style-name="P48">The word <text:span text:style-name="T9">unpredictable </text:span>alters its sentiment value drastically based on the context in which its used. In the first sentence usually it is used in a positive way with respect to the domain of the movie, on the other hand, it has a negative sentiment in the second sentence clearly indicating that the author is unhappy with the actions of his MLA.</text:p>
      <text:p text:style-name="P27"/>
      <text:list xml:id="list200926166810907" text:continue-list="list200925803991349" text:style-name="L1">
        <text:list-item>
          <text:p text:style-name="P24">Thwarted Expectations</text:p>
        </text:list-item>
      </text:list>
      <text:p text:style-name="P49">Sometimes the author purposely sets up a particular context and in the end he refutes it.</text:p>
      <text:p text:style-name="P48">Thwarting is the phenomenon in which a minority of sentences decide the polarity of the whole piece</text:p>
      <text:p text:style-name="P48">of text or document.</text:p>
      <text:p text:style-name="P49"/>
      <text:p text:style-name="P48">Consider the following example.</text:p>
      <text:p text:style-name="P48"/>
      <text:p text:style-name="P36">This film should be brilliant. It sounds like a great plot, the actors are <text:span text:style-name="T22">awesome</text:span>, and the </text:p>
      <text:p text:style-name="P36">supporting cast is good as well. </text:p>
      <text:p text:style-name="P36">However, it can’t hold up. </text:p>
      <text:p text:style-name="P49">The example here consists of number of strong positive words such as <text:span text:style-name="T9">brilliant, great, awesome, good</text:span>. Yet the overall sentiment of the statement is clearly negative because the author negates all these words using his closing statement - “<text:span text:style-name="T9">However, it can't hold up</text:span>”.</text:p>
      <text:p text:style-name="P49"/>
      <text:p text:style-name="P49"/>
      <text:list xml:id="list200927146607014" text:continue-numbering="true" text:style-name="L1">
        <text:list-item>
          <text:p text:style-name="P25">Pragmatics </text:p>
        </text:list-item>
      </text:list>
      <text:p text:style-name="P45"><text:soft-page-break/>Pragmatic<text:span text:style-name="T3"> – The branch of semiotics dealing with casual and other relations between words, expressions or symbols and their users.</text:span></text:p>
      <text:p text:style-name="P28">The opinion of the user might vary considerably if pragmatics are gone undetected.</text:p>
      <text:p text:style-name="P28"/>
      <text:p text:style-name="P48">Consider the following example<text:span text:style-name="T22">s.</text:span></text:p>
      <text:list xml:id="list9069323294389383188" text:style-name="L13">
        <text:list-item>
          <text:p text:style-name="P37">South Africa completely DESTROYED India.</text:p>
        </text:list-item>
        <text:list-item>
          <text:p text:style-name="P37">His pathetic acting destroyed the scene.</text:p>
        </text:list-item>
      </text:list>
      <text:p text:style-name="P49">The word <text:span text:style-name="T9">destroy </text:span>is part of both the examples, but the first sentence the author uses <text:span text:style-name="T10">Capitalization</text:span> to stress on the extent.</text:p>
      <text:p text:style-name="P49"/>
      <text:p text:style-name="P49">Similarly,</text:p>
      <text:list xml:id="list6243610449155961304" text:style-name="L14">
        <text:list-item>
          <text:p text:style-name="P38">This movie is awweeeesomeeeeee.</text:p>
        </text:list-item>
        <text:list-item>
          <text:p text:style-name="P38">The food here is awesome</text:p>
        </text:list-item>
      </text:list>
      <text:p text:style-name="P49">Here in the above example the word <text:span text:style-name="T9">awesome </text:span>is part of the both the sentences the <text:span text:style-name="T19">weight</text:span> of the sentiment of awesome in the first sentence varies from that of the second sentence.</text:p>
      <text:p text:style-name="P28"/>
      <text:p text:style-name="P28"/>
      <text:list xml:id="list200926113656070" text:continue-list="list200927146607014" text:style-name="L1">
        <text:list-item>
          <text:p text:style-name="P19">Media</text:p>
        </text:list-item>
      </text:list>
      <text:p text:style-name="P29">In most of the tweets/facebook posts nowadays are embedded with images. It is important to consider the extent to which these images affect the sentiment of the viewer and how the image plays a role in conveying the intended meaning.</text:p>
      <text:p text:style-name="P29"/>
      <text:p text:style-name="P29">Consider the following example.</text:p>
      <text:list xml:id="list922058670500689598" text:style-name="L15">
        <text:list-item>
          <text:p text:style-name="P39">@Sachin_RT: Virat's batting today has been <text:span text:style-name="T19">t.co/alPoLX</text:span></text:p>
        </text:list-item>
      </text:list>
      <text:p text:style-name="P50">By just consider the sentiment of the subject matter which is in the form of text will not reveal the entire sentiment of the message.</text:p>
      <text:p text:style-name="P29"/>
      <text:list xml:id="list200925252403401" text:continue-list="list200926113656070" text:style-name="L1">
        <text:list-item>
          <text:p text:style-name="P19">Chat corpus</text:p>
        </text:list-item>
      </text:list>
      <text:p text:style-name="P29">Current era of text messaging and chat abbreviations cannot be discarded and should be taken into consideration. Hence the classifier should be trained to handle such matter.</text:p>
      <text:p text:style-name="P29"/>
      <text:p text:style-name="P29">Consider the following example.</text:p>
      <text:list xml:id="list7572599660007156860" text:style-name="L16">
        <text:list-item>
          <text:p text:style-name="P40">@KK_3RF: Diz <text:s/>s ma place ROFL.</text:p>
        </text:list-item>
      </text:list>
      <text:p text:style-name="P50">If the classifier is not trained to handle abbreviations such as ROFL, LOL it may eliminate such words there by giving an incorrect classification.</text:p>
      <text:p text:style-name="P50"/>
      <text:list xml:id="list200925737645239" text:continue-list="list200925252403401" text:style-name="L1">
        <text:list-item>
          <text:p text:style-name="P19">Word Knowledge</text:p>
        </text:list-item>
      </text:list>
      <text:p text:style-name="P50">Most of the cases the classifiers are not trained with the <text:span text:style-name="T19">word knowledge</text:span> of the domain in which they act upon thereby leading to inconsistent classification.</text:p>
      <text:p text:style-name="P50">Consider the following example.</text:p>
      <text:list xml:id="list4630948614682316405" text:style-name="L17">
        <text:list-item>
          <text:p text:style-name="P41">@KK_3RF: My ward minster is clearly a Hitler</text:p>
        </text:list-item>
      </text:list>
      <text:p text:style-name="P50">The sentiment value of the above statement is clearly negative due to the context of <text:span text:style-name="T9">Hitler.</text:span></text:p>
      <text:p text:style-name="P50">If the classifier is going to work up a political background words such as <text:span text:style-name="T9">Hitler, Gandhi</text:span> should be trained previous with respective sentiment values.</text:p>
      <text:list xml:id="list200926327392294" text:continue-list="list200925737645239" text:style-name="L1">
        <text:list-item>
          <text:p text:style-name="P19">Comparative</text:p>
        </text:list-item>
      </text:list>
      <text:p text:style-name="P31">Sometimes authors tends to include more that one subject and have a contrasting comparison among them. It is important to filter out the right sentiment for the appropriate subject.</text:p>
      <text:p text:style-name="P31">Consider the following example.</text:p>
      <text:list xml:id="list4280641602349694941" text:style-name="L18">
        <text:list-item>
          <text:p text:style-name="P42">Comparing Nikon’s Coolpix to its main competitor the Canon, it takes excellent photos and is quite compact. </text:p>
          <text:p text:style-name="P42"/>
        </text:list-item>
      </text:list>
      <text:p text:style-name="P52">Here the author starts with the brand <text:span text:style-name="T9">Nikon</text:span> but later uses positive sentiment words such as <text:span text:style-name="T9">excellent </text:span><text:soft-page-break/>and <text:span text:style-name="T9">compact</text:span> with reference to its competitor <text:span text:style-name="T9">Canon.</text:span> Therefore the sentiment value of the brand <text:span text:style-name="T9">Canon</text:span> should be more when compared to <text:span text:style-name="T9">Nikon</text:span></text:p>
      <text:p text:style-name="P52"/>
      <text:p text:style-name="P20"/>
      <text:p text:style-name="P20"/>
      <text:list xml:id="list200925526727070" text:continue-list="list200926327392294" text:style-name="L1">
        <text:list-item>
          <text:p text:style-name="P19">External Links</text:p>
        </text:list-item>
      </text:list>
      <text:p text:style-name="P52">Due to the restrictions in terms of character limit in various social networking websites such as Twitter people often tend to include external links or embedded posts to convey their opinion.</text:p>
      <text:p text:style-name="P52">Consider the following example.</text:p>
      <text:list xml:id="list8111218457371585005" text:style-name="L20">
        <text:list-item>
          <text:p text:style-name="P43">BREAKING NEWS: Modi says t.co/ArTf10</text:p>
        </text:list-item>
      </text:list>
      <text:p text:style-name="P52">Hence it is important to consider the sentiment of the external/embedded post along with the textual subject mater.</text:p>
      <text:p text:style-name="P20"/>
      <text:p text:style-name="P20"/>
      <text:p text:style-name="P29"/>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0T19:49:58.938000000</meta:creation-date>
    <dc:date>2015-11-20T20:09:24.910000000</dc:date>
    <meta:editing-duration>PT19M24S</meta:editing-duration>
    <meta:editing-cycles>4</meta:editing-cycles>
    <meta:generator>LibreOffice/5.0.2.2$Windows_x86 LibreOffice_project/37b43f919e4de5eeaca9b9755ed688758a8251fe</meta:generator>
    <meta:document-statistic meta:table-count="0" meta:image-count="0" meta:object-count="0" meta:page-count="7" meta:paragraph-count="113" meta:word-count="2963" meta:character-count="18548" meta:non-whitespace-character-count="15681"/>
  </office:meta>
</office:document-meta>
</file>